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15-5, 6-2 SL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11-14, 3-6 SL)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1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5</text:p>
          </table:table-cell>
          <table:table-cell office:value-type="string">
            <text:p>.08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55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.05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0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43</text:p>
          </table:table-cell>
          <table:table-cell office:value-type="string">
            <text:p>.116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06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3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5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1</text:p>
          </table:table-cell>
          <table:table-cell office:value-type="string">
            <text:p>15</text:p>
          </table:table-cell>
          <table:table-cell office:value-type="string">
            <text:p>145</text:p>
          </table:table-cell>
          <table:table-cell office:value-type="string">
            <text:p>.317</text:p>
          </table:table-cell>
          <table:table-cell office:value-type="string">
            <text:p>57</text:p>
          </table:table-cell>
          <table:table-cell office:value-type="string">
            <text:p>6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0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3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9</text:p>
          </table:table-cell>
          <table:table-cell office:value-type="string">
            <text:p>.0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24</text:p>
          </table:table-cell>
          <table:table-cell office:value-type="string">
            <text:p>139</text:p>
          </table:table-cell>
          <table:table-cell office:value-type="string">
            <text:p>.151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